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T1" style:family="text">
      <style:text-properties officeooo:rsid="00133b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This is the configuration file for Ghostty.</text:p>
      <text:p text:style-name="Preformatted_20_Text">#</text:p>
      <text:p text:style-name="Preformatted_20_Text"># This template file has been automatically created at the following</text:p>
      <text:p text:style-name="Preformatted_20_Text"># path since Ghostty couldn't find any existing config files on your system:</text:p>
      <text:p text:style-name="Preformatted_20_Text">#</text:p>
      <text:p text:style-name="Preformatted_20_Text"># <text:s text:c="2"/>/home/parth/.config/ghostty/config</text:p>
      <text:p text:style-name="Preformatted_20_Text">#</text:p>
      <text:p text:style-name="Preformatted_20_Text"># The template does not set any default options, since Ghostty ships</text:p>
      <text:p text:style-name="Preformatted_20_Text"># with sensible defaults for all options. Users should only need to set</text:p>
      <text:p text:style-name="Preformatted_20_Text"># options that they want to change from the default.</text:p>
      <text:p text:style-name="Preformatted_20_Text">#</text:p>
      <text:p text:style-name="Preformatted_20_Text"># Run `ghostty +show-config --default --docs` to view a list of</text:p>
      <text:p text:style-name="Preformatted_20_Text"># all available config options and their default values.</text:p>
      <text:p text:style-name="Preformatted_20_Text">#</text:p>
      <text:p text:style-name="Preformatted_20_Text"># Additionally, each config option is also explained in detail</text:p>
      <text:p text:style-name="Preformatted_20_Text"># on Ghostty's website, at https://ghostty.org/docs/config.</text:p>
      <text:p text:style-name="Preformatted_20_Text"/>
      <text:p text:style-name="Preformatted_20_Text"># Config syntax crash course</text:p>
      <text:p text:style-name="Preformatted_20_Text"># ==========================</text:p>
      <text:p text:style-name="Preformatted_20_Text"># # The config file consists of simple key-value pairs,</text:p>
      <text:p text:style-name="Preformatted_20_Text"># # separated by equals signs.</text:p>
      <text:p text:style-name="Preformatted_20_Text"># font-family = Iosevka</text:p>
      <text:p text:style-name="Preformatted_20_Text"># window-padding-x = 2</text:p>
      <text:p text:style-name="Preformatted_20_Text">#</text:p>
      <text:p text:style-name="Preformatted_20_Text"># # Spacing around the equals sign does not matter.</text:p>
      <text:p text:style-name="Preformatted_20_Text"># # All of these are identical:</text:p>
      <text:p text:style-name="Preformatted_20_Text"># key=value</text:p>
      <text:p text:style-name="Preformatted_20_Text"># key= value</text:p>
      <text:p text:style-name="Preformatted_20_Text"># key =value</text:p>
      <text:p text:style-name="Preformatted_20_Text"># key = value</text:p>
      <text:p text:style-name="Preformatted_20_Text">#</text:p>
      <text:p text:style-name="Preformatted_20_Text"># # Any line beginning with a # is a comment. It's not possible to put</text:p>
      <text:p text:style-name="Preformatted_20_Text"># # a comment after a config option, since it would be interpreted as a</text:p>
      <text:p text:style-name="Preformatted_20_Text"># # part of the value. For example, this will have a value of "#123abc":</text:p>
      <text:p text:style-name="Preformatted_20_Text">background = #000000</text:p>
      <text:p text:style-name="Preformatted_20_Text">background-opacity = 0.7</text:p>
      <text:p text:style-name="Preformatted_20_Text">font-size = <text:span text:style-name="T1">20</text:span></text:p>
      <text:p text:style-name="Preformatted_20_Text">#</text:p>
      <text:p text:style-name="Preformatted_20_Text"># # Empty values are used to reset config keys to default.</text:p>
      <text:p text:style-name="Preformatted_20_Text"># key =</text:p>
      <text:p text:style-name="Preformatted_20_Text">#</text:p>
      <text:p text:style-name="Preformatted_20_Text"># # Some config options have unique syntaxes for their value,</text:p>
      <text:p text:style-name="Preformatted_20_Text"># # which is explained in the docs for that config option.</text:p>
      <text:p text:style-name="Preformatted_20_Text"># # Just for example:</text:p>
      <text:p text:style-name="Preformatted_20_Text"># resize-overlay-duration = 4s 200m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font-name-asian="Nimbus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6T12:45:21.918344500</dc:date>
    <meta:editing-duration>PT26S</meta:editing-duration>
    <meta:editing-cycles>1</meta:editing-cycles>
    <meta:document-statistic meta:table-count="0" meta:image-count="0" meta:object-count="0" meta:page-count="1" meta:paragraph-count="44" meta:word-count="279" meta:character-count="1495" meta:non-whitespace-character-count="1260"/>
    <meta:generator>LibreOffice/24.8.7.2$Linux_X86_64 LibreOffice_project/480$Build-2</meta:generator>
  </office:meta>
</office:document-meta>
</file>